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e8e1e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92568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18948f" style:font-size-asian="14pt" style:font-size-complex="14pt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292568" style:font-size-asian="14pt" style:font-size-complex="14pt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292568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37cb5b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4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292568" officeooo:paragraph-rsid="00292568"/>
    </style:style>
    <style:style style:name="P15" style:family="paragraph" style:parent-style-name="Standard" style:master-page-name="">
      <style:paragraph-properties fo:margin-left="0cm" fo:margin-right="0cm" fo:margin-top="0.101cm" fo:margin-bottom="0cm" loext:contextual-spacing="false" fo:text-indent="0cm" style:auto-text-indent="false" style:page-number="auto"/>
      <style:text-properties officeooo:rsid="00268e7a" officeooo:paragraph-rsid="00323403"/>
    </style:style>
    <style:style style:name="P16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7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18" style:family="paragraph" style:parent-style-name="Standard">
      <style:paragraph-properties fo:margin-top="0.101cm" fo:margin-bottom="0cm" loext:contextual-spacing="false" fo:break-before="page"/>
      <style:text-properties officeooo:paragraph-rsid="0018948f"/>
    </style:style>
    <style:style style:name="P1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2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373029" officeooo:paragraph-rsid="00373029"/>
    </style:style>
    <style:style style:name="P23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24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style:use-window-font-color="true" fo:font-size="14pt" officeooo:rsid="00292568" officeooo:paragraph-rsid="0037cb5b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e8e1e"/>
    </style:style>
    <style:style style:name="P26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2e8e1e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39e203" style:font-size-asian="12pt" style:font-size-complex="12pt"/>
    </style:style>
    <style:style style:name="P28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fo:font-size="12pt" officeooo:rsid="002d41fd" officeooo:paragraph-rsid="00323403" style:font-size-asian="12pt" style:font-size-complex="12pt"/>
    </style:style>
    <style:style style:name="P29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2ce38c"/>
    </style:style>
    <style:style style:name="P3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8948f"/>
    </style:style>
    <style:style style:name="P31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e8e1e"/>
    </style:style>
    <style:style style:name="P32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2e8e1e"/>
    </style:style>
    <style:style style:name="P33" style:family="paragraph" style:parent-style-name="Standard" style:list-style-name="L5">
      <style:paragraph-properties fo:margin-top="0.101cm" fo:margin-bottom="0cm" loext:contextual-spacing="false"/>
      <style:text-properties officeooo:rsid="0000bb06" officeooo:paragraph-rsid="00323403"/>
    </style:style>
    <style:style style:name="P34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7cb5b"/>
    </style:style>
    <style:style style:name="P35" style:family="paragraph" style:parent-style-name="Standard" style:list-style-name="L8">
      <style:paragraph-properties fo:margin-top="0.101cm" fo:margin-bottom="0cm" loext:contextual-spacing="false"/>
      <style:text-properties officeooo:rsid="0000bb06" officeooo:paragraph-rsid="0039e203"/>
    </style:style>
    <style:style style:name="P36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2ce38c"/>
    </style:style>
    <style:style style:name="P37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8948f"/>
    </style:style>
    <style:style style:name="P38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2e8e1e"/>
    </style:style>
    <style:style style:name="P39" style:family="paragraph" style:parent-style-name="Standard" style:list-style-name="L5">
      <style:paragraph-properties fo:margin-top="0.101cm" fo:margin-bottom="0cm" loext:contextual-spacing="false"/>
      <style:text-properties officeooo:rsid="00171eca" officeooo:paragraph-rsid="00323403"/>
    </style:style>
    <style:style style:name="P40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7cb5b"/>
    </style:style>
    <style:style style:name="P41" style:family="paragraph" style:parent-style-name="Standard" style:list-style-name="L8">
      <style:paragraph-properties fo:margin-top="0.101cm" fo:margin-bottom="0cm" loext:contextual-spacing="false"/>
      <style:text-properties officeooo:rsid="00171eca" officeooo:paragraph-rsid="0039e203"/>
    </style:style>
    <style:style style:name="P42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2ce38c"/>
    </style:style>
    <style:style style:name="P43" style:family="paragraph" style:parent-style-name="Standard" style:list-style-name="L4">
      <style:paragraph-properties fo:margin-top="0.101cm" fo:margin-bottom="0cm" loext:contextual-spacing="false"/>
      <style:text-properties officeooo:rsid="00103f65" officeooo:paragraph-rsid="002e8e1e"/>
    </style:style>
    <style:style style:name="P44" style:family="paragraph" style:parent-style-name="Standard" style:list-style-name="L5">
      <style:paragraph-properties fo:margin-top="0.101cm" fo:margin-bottom="0cm" loext:contextual-spacing="false"/>
      <style:text-properties officeooo:rsid="00103f65" officeooo:paragraph-rsid="00323403"/>
    </style:style>
    <style:style style:name="P45" style:family="paragraph" style:parent-style-name="Standard" style:list-style-name="L6">
      <style:paragraph-properties fo:margin-top="0.101cm" fo:margin-bottom="0cm" loext:contextual-spacing="false"/>
      <style:text-properties officeooo:rsid="00103f65" officeooo:paragraph-rsid="0037cb5b"/>
    </style:style>
    <style:style style:name="P46" style:family="paragraph" style:parent-style-name="Standard" style:list-style-name="L8">
      <style:paragraph-properties fo:margin-top="0.101cm" fo:margin-bottom="0cm" loext:contextual-spacing="false"/>
      <style:text-properties officeooo:rsid="00103f65" officeooo:paragraph-rsid="0039e203"/>
    </style:style>
    <style:style style:name="P47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2ce38c"/>
    </style:style>
    <style:style style:name="P48" style:family="paragraph" style:parent-style-name="Standard" style:list-style-name="L4">
      <style:paragraph-properties fo:margin-top="0.101cm" fo:margin-bottom="0cm" loext:contextual-spacing="false"/>
      <style:text-properties officeooo:rsid="000300e3" officeooo:paragraph-rsid="002e8e1e"/>
    </style:style>
    <style:style style:name="P49" style:family="paragraph" style:parent-style-name="Standard" style:list-style-name="L5">
      <style:paragraph-properties fo:margin-top="0.101cm" fo:margin-bottom="0cm" loext:contextual-spacing="false"/>
      <style:text-properties officeooo:rsid="000300e3" officeooo:paragraph-rsid="00323403"/>
    </style:style>
    <style:style style:name="P50" style:family="paragraph" style:parent-style-name="Standard" style:list-style-name="L6">
      <style:paragraph-properties fo:margin-top="0.101cm" fo:margin-bottom="0cm" loext:contextual-spacing="false"/>
      <style:text-properties officeooo:rsid="000300e3" officeooo:paragraph-rsid="0037cb5b"/>
    </style:style>
    <style:style style:name="P51" style:family="paragraph" style:parent-style-name="Standard" style:list-style-name="L8">
      <style:paragraph-properties fo:margin-top="0.101cm" fo:margin-bottom="0cm" loext:contextual-spacing="false"/>
      <style:text-properties officeooo:rsid="000300e3" officeooo:paragraph-rsid="0039e203"/>
    </style:style>
    <style:style style:name="P52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2ce38c"/>
    </style:style>
    <style:style style:name="P53" style:family="paragraph" style:parent-style-name="Standard" style:list-style-name="L4">
      <style:paragraph-properties fo:margin-top="0.101cm" fo:margin-bottom="0cm" loext:contextual-spacing="false"/>
      <style:text-properties style:use-window-font-color="true" officeooo:rsid="0007e753" officeooo:paragraph-rsid="002e8e1e"/>
    </style:style>
    <style:style style:name="P54" style:family="paragraph" style:parent-style-name="Standard" style:list-style-name="L6">
      <style:paragraph-properties fo:margin-top="0.101cm" fo:margin-bottom="0cm" loext:contextual-spacing="false"/>
      <style:text-properties style:use-window-font-color="true" officeooo:rsid="0007e753" officeooo:paragraph-rsid="0037cb5b"/>
    </style:style>
    <style:style style:name="P55" style:family="paragraph" style:parent-style-name="Standard" style:list-style-name="L8">
      <style:paragraph-properties fo:margin-top="0.101cm" fo:margin-bottom="0cm" loext:contextual-spacing="false"/>
      <style:text-properties style:use-window-font-color="true" officeooo:rsid="0007e753" officeooo:paragraph-rsid="0039e203"/>
    </style:style>
    <style:style style:name="P56" style:family="paragraph" style:parent-style-name="Standard" style:list-style-name="L5">
      <style:paragraph-properties fo:margin-top="0.101cm" fo:margin-bottom="0cm" loext:contextual-spacing="false"/>
      <style:text-properties officeooo:rsid="0034305f" officeooo:paragraph-rsid="0034305f"/>
    </style:style>
    <style:style style:name="P57" style:family="paragraph" style:parent-style-name="Standard" style:list-style-name="L9">
      <style:paragraph-properties fo:margin-top="0.101cm" fo:margin-bottom="0cm" loext:contextual-spacing="false"/>
      <style:text-properties officeooo:rsid="002a3eca" officeooo:paragraph-rsid="002a3eca"/>
    </style:style>
    <style:style style:name="P5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5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2e8e1e" style:font-size-asian="14pt" style:font-size-complex="14pt"/>
    </style:style>
    <style:style style:name="P6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23403" style:font-size-asian="14pt" style:font-size-complex="14pt"/>
    </style:style>
    <style:style style:name="P6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7cb5b" style:font-size-asian="14pt" style:font-size-complex="14pt"/>
    </style:style>
    <style:style style:name="P6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e203" style:font-size-asian="14pt" style:font-size-complex="14pt"/>
    </style:style>
    <style:style style:name="P6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64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2d41fd"/>
    </style:style>
    <style:style style:name="P65" style:family="paragraph" style:parent-style-name="Standard" style:list-style-name="L7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37cb5b"/>
    </style:style>
    <style:style style:name="P6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18948f" style:font-size-asian="14pt" style:font-size-complex="14pt"/>
    </style:style>
    <style:style style:name="P6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292568" style:font-size-asian="14pt" style:font-size-complex="14pt"/>
    </style:style>
    <style:style style:name="P6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39e203" style:font-size-asian="14pt" style:font-size-complex="14pt"/>
    </style:style>
    <style:style style:name="P6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00bb06" officeooo:paragraph-rsid="0039e203" style:font-size-asian="14pt" style:font-size-complex="14pt"/>
    </style:style>
    <style:style style:name="P7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71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style:use-window-font-color="true" fo:font-size="12pt" officeooo:rsid="00292568" officeooo:paragraph-rsid="002e8e1e" style:font-size-asian="12pt" style:font-size-complex="12pt"/>
    </style:style>
    <style:style style:name="T1" style:family="text">
      <style:text-properties officeooo:rsid="00108d6c"/>
    </style:style>
    <style:style style:name="T2" style:family="text">
      <style:text-properties fo:font-size="14pt" officeooo:rsid="0000bb06" style:font-size-asian="14pt" style:font-size-complex="14pt"/>
    </style:style>
    <style:style style:name="T3" style:family="text">
      <style:text-properties fo:font-size="14pt" officeooo:rsid="00108d6c" style:font-size-asian="14pt" style:font-size-complex="14pt"/>
    </style:style>
    <style:style style:name="T4" style:family="text">
      <style:text-properties fo:font-size="14pt" officeooo:rsid="00292568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92568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2.25pt" style:font-weight-asian="bold" style:font-size-complex="14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officeooo:rsid="001546e7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size="14pt" style:font-size-asian="14pt" style:font-size-complex="14pt"/>
    </style:style>
    <style:style style:name="T15" style:family="text">
      <style:text-properties style:use-window-font-color="true" fo:font-size="14pt" officeooo:rsid="00108d6c" style:font-size-asian="14pt" style:font-size-complex="14pt"/>
    </style:style>
    <style:style style:name="T16" style:family="text">
      <style:text-properties style:use-window-font-color="true" fo:font-size="14pt" officeooo:rsid="0000bb06" style:font-size-asian="14pt" style:font-size-complex="14pt"/>
    </style:style>
    <style:style style:name="T17" style:family="text">
      <style:text-properties style:use-window-font-color="true" fo:font-size="14pt" officeooo:rsid="00292568" style:font-size-asian="14pt" style:font-size-complex="14pt"/>
    </style:style>
    <style:style style:name="T1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9" style:family="text">
      <style:text-properties style:use-window-font-color="true" fo:font-size="14pt" fo:font-weight="bold" officeooo:rsid="00292568" style:font-size-asian="14pt" style:font-weight-asian="bold" style:font-size-complex="14pt" style:font-weight-complex="bold"/>
    </style:style>
    <style:style style:name="T20" style:family="text">
      <style:text-properties style:use-window-font-color="true" fo:font-size="14pt" fo:font-weight="bold" officeooo:rsid="00108d6c" style:font-size-asian="14pt" style:font-weight-asian="bold" style:font-size-complex="14pt" style:font-weight-complex="bold"/>
    </style:style>
    <style:style style:name="T21" style:family="text">
      <style:text-properties style:use-window-font-color="true" fo:font-size="14pt" fo:font-weight="bold" officeooo:rsid="0000bb06" style:font-size-asian="14pt" style:font-weight-asian="bold" style:font-size-complex="14pt" style:font-weight-complex="bold"/>
    </style:style>
    <style:style style:name="T22" style:family="text">
      <style:text-properties style:use-window-font-color="true" officeooo:rsid="00292568"/>
    </style:style>
    <style:style style:name="T23" style:family="text">
      <style:text-properties style:use-window-font-color="true" officeooo:rsid="002e8e1e"/>
    </style:style>
    <style:style style:name="T24" style:family="text">
      <style:text-properties style:use-window-font-color="true" officeooo:rsid="0031b1c5"/>
    </style:style>
    <style:style style:name="T25" style:family="text">
      <style:text-properties style:use-window-font-color="true" officeooo:rsid="00323403"/>
    </style:style>
    <style:style style:name="T26" style:family="text">
      <style:text-properties style:use-window-font-color="true" officeooo:rsid="003b589c"/>
    </style:style>
    <style:style style:name="T27" style:family="text">
      <style:text-properties fo:font-size="12pt" officeooo:rsid="002d41fd" style:font-size-asian="12pt" style:font-size-complex="12pt"/>
    </style:style>
    <style:style style:name="T28" style:family="text">
      <style:text-properties fo:font-size="12pt" officeooo:rsid="002e8e1e" style:font-size-asian="12pt" style:font-size-complex="12pt"/>
    </style:style>
    <style:style style:name="T29" style:family="text">
      <style:text-properties officeooo:rsid="001fa8b7"/>
    </style:style>
    <style:style style:name="T30" style:family="text">
      <style:text-properties officeooo:rsid="00292568"/>
    </style:style>
    <style:style style:name="T31" style:family="text">
      <style:text-properties officeooo:rsid="002aaa73"/>
    </style:style>
    <style:style style:name="T32" style:family="text">
      <style:text-properties officeooo:rsid="00103f65"/>
    </style:style>
    <style:style style:name="T33" style:family="text">
      <style:text-properties officeooo:rsid="00367468"/>
    </style:style>
    <style:style style:name="T34" style:family="text">
      <style:text-properties officeooo:rsid="003424c6"/>
    </style:style>
    <style:style style:name="T35" style:family="text">
      <style:text-properties officeooo:rsid="0034775d"/>
    </style:style>
    <style:style style:name="T36" style:family="text">
      <style:text-properties officeooo:rsid="0035938b"/>
    </style:style>
    <style:style style:name="T37" style:family="text">
      <style:text-properties officeooo:rsid="003239ec"/>
    </style:style>
    <style:style style:name="T38" style:family="text">
      <style:text-properties officeooo:rsid="00047f42"/>
    </style:style>
    <style:style style:name="T39" style:family="text">
      <style:text-properties officeooo:rsid="0032694d"/>
    </style:style>
    <style:style style:name="T40" style:family="text">
      <style:text-properties officeooo:rsid="002ce38c"/>
    </style:style>
    <style:style style:name="T41" style:family="text">
      <style:text-properties officeooo:rsid="002e8e1e"/>
    </style:style>
    <style:style style:name="T42" style:family="text">
      <style:text-properties officeooo:rsid="0034305f"/>
    </style:style>
    <style:style style:name="T43" style:family="text">
      <style:text-properties fo:color="#008000" officeooo:rsid="0034ac34"/>
    </style:style>
    <style:style style:name="T44" style:family="text">
      <style:text-properties fo:color="#008000" officeooo:rsid="0036434c"/>
    </style:style>
    <style:style style:name="T45" style:family="text">
      <style:text-properties officeooo:rsid="0037cb5b"/>
    </style:style>
    <style:style style:name="T46" style:family="text">
      <style:text-properties officeooo:rsid="0037f11a"/>
    </style:style>
    <style:style style:name="T47" style:family="text">
      <style:text-properties officeooo:rsid="00389ed4"/>
    </style:style>
    <style:style style:name="T48" style:family="text">
      <style:text-properties officeooo:rsid="0038a9a7"/>
    </style:style>
    <style:style style:name="T49" style:family="text">
      <style:text-properties officeooo:rsid="0039e203"/>
    </style:style>
    <style:style style:name="T50" style:family="text">
      <style:text-properties officeooo:rsid="003d1b68"/>
    </style:style>
    <style:style style:name="T51" style:family="text">
      <style:text-properties officeooo:rsid="003e5fe6"/>
    </style:style>
    <style:style style:name="T52" style:family="text">
      <style:text-properties officeooo:rsid="003ebc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70"><text:span text:style-name="T1">UC25</text:span>: <text:span text:style-name="T30">Verifica correttezza regola</text:span></text:p>
      <text:p text:style-name="P1"><text:s/></text:p>
      <text:p text:style-name="P2"/>
      <text:p text:style-name="P2"/>
      <text:p text:style-name="P63"><text:span text:style-name="T1">Test 1</text:span>:<text:tab/><text:span text:style-name="T30">Regola Corretta</text:span></text:p>
      <text:p text:style-name="P19"/>
      <text:p text:style-name="P20">Input:</text:p>
      <text:list xml:id="list45998358908734938" text:style-name="L1">
        <text:list-item>
          <text:p text:style-name="P29">Apertura di un foglio di lavoro selezionando: File/Nuova Regola</text:p>
        </text:list-item>
        <text:list-item>
          <text:p text:style-name="P36">Inserimento nome regola “rule_n”</text:p>
        </text:list-item>
        <text:list-item>
          <text:p text:style-name="P29">Inserimento Operatore selezionando: <text:span text:style-name="T32">Source</text:span>/<text:span text:style-name="T33">boolean</text:span></text:p>
        </text:list-item>
        <text:list-item>
          <text:p text:style-name="P42">Inserimento molteplicità 1</text:p>
        </text:list-item>
        <text:list-item>
          <text:p text:style-name="P42">Inserimento nome segnale: “<text:span text:style-name="T34">busy_1</text:span>”</text:p>
        </text:list-item>
        <text:list-item>
          <text:p text:style-name="P29">Inserimento Operatore selezionando: <text:span text:style-name="T35">NOTLogico</text:span>/<text:span text:style-name="T36">boolean</text:span></text:p>
        </text:list-item>
        <text:list-item>
          <text:p text:style-name="P29">Inserimento Operatore selezionando: <text:span text:style-name="T37">Sink</text:span>/<text:span text:style-name="T33">boolean</text:span></text:p>
        </text:list-item>
        <text:list-item>
          <text:p text:style-name="P42">Inserimento molteplicità 1</text:p>
        </text:list-item>
        <text:list-item>
          <text:p text:style-name="P42">Inserimento nome segnale: “<text:span text:style-name="T34">not</text:span>_<text:span text:style-name="T34">busy</text:span>”</text:p>
        </text:list-item>
        <text:list-item>
          <text:p text:style-name="P47">Collegamento <text:span text:style-name="T38">della porta di output dell’operatore Source con la porta di input dell’operatore NOTLogico</text:span></text:p>
        </text:list-item>
        <text:list-item>
          <text:p text:style-name="P52">Collegamento della porta di output dell’operatore NOTLogico con <text:span text:style-name="T48">la</text:span> porta di input dell’operatore Sink</text:p>
        </text:list-item>
        <text:list-item>
          <text:p text:style-name="P29"><text:span text:style-name="T40">Verifica correttezza selezionando</text:span> <text:span text:style-name="T39">dal menu “Verifica Correttezza”</text:span></text:p>
        </text:list-item>
      </text:list>
      <text:p text:style-name="P20">Output atteso:</text:p>
      <text:list xml:id="list5582624604728206266" text:style-name="L2">
        <text:list-header>
          <text:p text:style-name="P64">Il sistema mostra un messaggio atto a notificare la correttezza della regola: “Regola Corretta!”</text:p>
        </text:list-header>
      </text:list>
      <text:p text:style-name="P23"/>
      <text:p text:style-name="P23"/>
      <text:p text:style-name="P3"><text:tab/></text:p>
      <text:p text:style-name="P3"/>
      <text:p text:style-name="P4"><text:tab/><text:span text:style-name="T6">Test 2</text:span><text:span text:style-name="T7">: <text:tab/></text:span><text:span text:style-name="T8">Foglio di lavoro vuoto</text:span></text:p>
      <text:p text:style-name="P19"/>
      <text:p text:style-name="P20">Input:</text:p>
      <text:list xml:id="list8663500956925712574" text:style-name="L3">
        <text:list-item>
          <text:p text:style-name="P30">Apertura di un foglio di lavoro selezionando: File/Nuova Regola</text:p>
        </text:list-item>
        <text:list-item>
          <text:p text:style-name="P37">Inserimento nome regola “rule_n”</text:p>
        </text:list-item>
        <text:list-item>
          <text:p text:style-name="P31"><text:span text:style-name="T40">Verifica correttezza selezionando</text:span> <text:span text:style-name="T39">dal menu “Verifica Correttezza”</text:span></text:p>
        </text:list-item>
      </text:list>
      <text:p text:style-name="P20">Output atteso:</text:p>
      <text:p text:style-name="P25"><text:span text:style-name="T27">Il sistema mostra un messaggio atto a notificare</text:span><text:span text:style-name="T28"> l’errore riscontrato</text:span><text:span text:style-name="T27">: “</text:span><text:span text:style-name="T28">Foglio di lavoro vuoto”</text:span></text:p>
      <text:p text:style-name="P17"/>
      <text:p text:style-name="P17"/>
      <text:p text:style-name="P17"/>
      <text:p text:style-name="P17"/>
      <text:p text:style-name="P18"/>
      <text:p text:style-name="P4"><text:tab/><text:span text:style-name="T6">Test </text:span><text:span text:style-name="T8">3</text:span><text:span text:style-name="T7">: <text:tab/></text:span><text:span text:style-name="T19">Mancanza segnale di ingresso</text:span></text:p>
      <text:p text:style-name="P8"><text:tab/><text:tab/></text:p>
      <text:p text:style-name="P5"><text:span text:style-name="T17"><text:tab/></text:span><text:span text:style-name="T16">Input:</text:span></text:p>
      <text:list xml:id="list7926173277063044977" text:style-name="L4">
        <text:list-item>
          <text:p text:style-name="P32">Apertura di un foglio di lavoro selezionando: File/Nuova Regola</text:p>
        </text:list-item>
        <text:list-item>
          <text:p text:style-name="P38">Inserimento nome regola “rule_n”</text:p>
        </text:list-item>
        <text:list-item>
          <text:p text:style-name="P32">Inserimento Operatore selezionando: <text:span text:style-name="T41">Costante</text:span>/<text:span text:style-name="T33">boolean</text:span></text:p>
        </text:list-item>
        <text:list-item>
          <text:p text:style-name="P32">Inserimento Operatore selezionando: <text:span text:style-name="T35">NOTLogico</text:span>/<text:span text:style-name="T36">boolean</text:span></text:p>
        </text:list-item>
        <text:list-item>
          <text:p text:style-name="P32">Inserimento Operatore selezionando: <text:span text:style-name="T37">Sink</text:span>/<text:span text:style-name="T33">boolean</text:span></text:p>
        </text:list-item>
        <text:list-item>
          <text:p text:style-name="P43">Inserimento molteplicità 1</text:p>
        </text:list-item>
        <text:list-item>
          <text:p text:style-name="P43">Inserimento nome segnale: “<text:span text:style-name="T34">not_const</text:span>”</text:p>
        </text:list-item>
        <text:list-item>
          <text:p text:style-name="P48">Collegamento <text:span text:style-name="T38">della porta di output dell’operatore Costante con la porta di input dell’operatore NOTLogico</text:span></text:p>
        </text:list-item>
        <text:list-item>
          <text:p text:style-name="P53">Collegamento della porta di output dell’operatore NOTLogico con <text:span text:style-name="T48">la</text:span> porta di input dell’operatore Sink</text:p>
        </text:list-item>
        <text:list-item>
          <text:p text:style-name="P32"><text:span text:style-name="T40">Verifica correttezza selezionando</text:span> <text:span text:style-name="T39">dal menu “Verifica Correttezza”</text:span></text:p>
        </text:list-item>
      </text:list>
      <text:p text:style-name="P59">Output atteso:</text:p>
      <text:p text:style-name="P26"><text:span text:style-name="T22">Il sistema mostra un messaggio atto a notificare l’</text:span><text:span text:style-name="T23">errore riscontrato</text:span><text:span text:style-name="T22">: “</text:span><text:span text:style-name="T24">Mancanza porta in</text:span><text:span text:style-name="T22">”</text:span></text:p>
      <text:p text:style-name="P71"/>
      <text:p text:style-name="P71"/>
      <text:p text:style-name="P8"/>
      <text:p text:style-name="P6"><text:span text:style-name="T17"><text:tab/></text:span><text:span text:style-name="T20">Test </text:span><text:span text:style-name="T19">4</text:span><text:span text:style-name="T21">: <text:tab/></text:span><text:span text:style-name="T19">Mancanza segnale di uscita</text:span></text:p>
      <text:p text:style-name="P9"/>
      <text:p text:style-name="P15"><text:span text:style-name="T17"><text:tab/></text:span><text:span text:style-name="T16">Input:</text:span></text:p>
      <text:list xml:id="list8412358804129822689" text:style-name="L5">
        <text:list-item>
          <text:p text:style-name="P33">Apertura di un foglio di lavoro selezionando: File/Nuova Regola</text:p>
        </text:list-item>
        <text:list-item>
          <text:p text:style-name="P39">Inserimento nome regola “rule_n”</text:p>
        </text:list-item>
        <text:list-item>
          <text:p text:style-name="P33">Inserimento Operatore selezionando: <text:span text:style-name="T32">Source</text:span>/<text:span text:style-name="T33">boolean</text:span></text:p>
        </text:list-item>
        <text:list-item>
          <text:p text:style-name="P44">Inserimento molteplicità 1</text:p>
        </text:list-item>
        <text:list-item>
          <text:p text:style-name="P44">Inserimento nome segnale: “<text:span text:style-name="T34">busy_1</text:span>”</text:p>
        </text:list-item>
        <text:list-item>
          <text:p text:style-name="P33">Inserimento Operatore selezionando: <text:span text:style-name="T42">Accumulatore</text:span>/<text:span text:style-name="T42">long</text:span></text:p>
        </text:list-item>
        <text:list-item>
          <text:p text:style-name="P49">Collegamento <text:span text:style-name="T38">della porta di output dell’operatore Source con la prima porta di input dell’operatore Accumulatore</text:span></text:p>
        </text:list-item>
        <text:list-item>
          <text:p text:style-name="P56">Collegamento della porta di output dell’<text:span text:style-name="T52">A</text:span>ccumulatore con la seconda porta di input dell’Accumulatore <text:span text:style-name="T43">(effettuato per isolare l’errore </text:span><text:span text:style-name="T44">relativo alle uscite</text:span><text:span text:style-name="T43">, </text:span><text:span text:style-name="T44">in modo da collegare</text:span><text:span text:style-name="T43"> tutte le porte)</text:span></text:p>
        </text:list-item>
        <text:list-item>
          <text:p text:style-name="P33"><text:span text:style-name="T40">Verifica correttezza selezionando</text:span> <text:span text:style-name="T39">dal menu “Verifica Correttezza”</text:span></text:p>
        </text:list-item>
      </text:list>
      <text:p text:style-name="P60">Output atteso:</text:p>
      <text:p text:style-name="P28"><text:span text:style-name="T22">Il sistema mostra un messaggio atto a notificare l’</text:span><text:span text:style-name="T23">errore riscontrato</text:span><text:span text:style-name="T22">: “</text:span><text:span text:style-name="T24">Mancanza porta </text:span><text:span text:style-name="T25">out”</text:span></text:p>
      <text:p text:style-name="P9"/>
      <text:p text:style-name="P9"/>
      <text:p text:style-name="P9"/>
      <text:p text:style-name="P14"><text:span text:style-name="T14"><text:tab/></text:span><text:span text:style-name="T20">Test </text:span><text:span text:style-name="T18">5</text:span><text:span text:style-name="T21">: <text:tab/></text:span><text:span text:style-name="T18">Non tutto collegato</text:span></text:p>
      <text:p text:style-name="P9"/>
      <text:p text:style-name="P11"><text:span text:style-name="T14"><text:tab/></text:span><text:span text:style-name="T16">Input:</text:span></text:p>
      <text:list xml:id="list5430318662117813128" text:style-name="L6">
        <text:list-item>
          <text:p text:style-name="P34">Apertura di un foglio di lavoro selezionando: File/Nuova Regola</text:p>
        </text:list-item>
        <text:list-item>
          <text:p text:style-name="P40">Inserimento nome regola “rule_n”</text:p>
        </text:list-item>
        <text:list-item>
          <text:p text:style-name="P34">Inserimento Operatore selezionando: <text:span text:style-name="T32">Source</text:span>/<text:span text:style-name="T45">long</text:span></text:p>
        </text:list-item>
        <text:list-item>
          <text:p text:style-name="P45">Inserimento molteplicità 1</text:p>
        </text:list-item>
        <text:list-item>
          <text:p text:style-name="P45">Inserimento nome segnale: “<text:span text:style-name="T45">fluel_tank</text:span>”</text:p>
        </text:list-item>
        <text:list-item>
          <text:p text:style-name="P34">Inserimento Operatore selezionando: <text:span text:style-name="T46">Derivatore</text:span>/<text:span text:style-name="T45">long</text:span></text:p>
        </text:list-item>
        <text:list-item>
          <text:p text:style-name="P34">Inserimento Operatore selezionando: <text:span text:style-name="T37">Sink</text:span>/<text:span text:style-name="T45">long</text:span></text:p>
        </text:list-item>
        <text:list-item>
          <text:p text:style-name="P45">Inserimento molteplicità 1</text:p>
        </text:list-item>
        <text:list-item>
          <text:p text:style-name="P45">Inserimento nome segnale: “<text:span text:style-name="T45">fluel_spent</text:span>”</text:p>
        </text:list-item>
        <text:list-item>
          <text:p text:style-name="P50">Collegamento <text:span text:style-name="T38">della porta di output dell’operatore Source con la seconda porta di input dell’operatore Derivatore</text:span></text:p>
        </text:list-item>
        <text:list-item>
          <text:p text:style-name="P54">Collegamento della porta di output dell’operatore <text:span text:style-name="T47">Derivatore</text:span> con <text:span text:style-name="T47">la</text:span> porta di input dell’operatore Sink</text:p>
        </text:list-item>
        <text:list-item>
          <text:p text:style-name="P34"><text:span text:style-name="T40">Verifica correttezza selezionando</text:span> <text:span text:style-name="T39">dal menu “Verifica Correttezza”</text:span></text:p>
        </text:list-item>
      </text:list>
      <text:p text:style-name="P61">Output atteso:</text:p>
      <text:list xml:id="list2199537409873010216" text:style-name="L7">
        <text:list-header>
          <text:p text:style-name="P65">Il sistema mostra un messaggio atto a notificare la correttezza della regola: “<text:span text:style-name="T48">Non tutto collegato</text:span>”</text:p>
        </text:list-header>
      </text:list>
      <text:p text:style-name="P24"/>
      <text:p text:style-name="P24"/>
      <text:p text:style-name="P10"><text:span text:style-name="T14"><text:tab/></text:span><text:span text:style-name="T20">Test </text:span><text:span text:style-name="T18">6</text:span><text:span text:style-name="T21">: <text:tab/></text:span><text:span text:style-name="T18">Molteplicita errata</text:span></text:p>
      <text:p text:style-name="P68"><text:tab/></text:p>
      <text:p text:style-name="P69"><text:tab/>Input:</text:p>
      <text:list xml:id="list1773613333003760298" text:style-name="L8">
        <text:list-item>
          <text:p text:style-name="P35">Apertura di un foglio di lavoro selezionando: File/Nuova Regola</text:p>
        </text:list-item>
        <text:list-item>
          <text:p text:style-name="P41">Inserimento nome regola “rule_n”</text:p>
        </text:list-item>
        <text:list-item>
          <text:p text:style-name="P35">Inserimento Operatore selezionando: <text:span text:style-name="T32">Source</text:span>/<text:span text:style-name="T33">boolean</text:span></text:p>
        </text:list-item>
        <text:list-item>
          <text:p text:style-name="P46">Inserimento molteplicità <text:span text:style-name="T49">2</text:span></text:p>
        </text:list-item>
        <text:list-item>
          <text:p text:style-name="P46">Inserimento nome segnale: “<text:span text:style-name="T34">busy_1</text:span>”</text:p>
        </text:list-item>
        <text:list-item>
          <text:p text:style-name="P46">Inserimento nome segnale: “<text:span text:style-name="T34">busy_2</text:span>”</text:p>
        </text:list-item>
        <text:list-item>
          <text:p text:style-name="P35">Inserimento Operatore selezionando: <text:span text:style-name="T35">NOTLogico</text:span>/<text:span text:style-name="T36">boolean</text:span></text:p>
        </text:list-item>
        <text:list-item>
          <text:p text:style-name="P35">Inserimento Operatore selezionando: <text:span text:style-name="T37">Sink</text:span>/<text:span text:style-name="T33">boolean</text:span></text:p>
        </text:list-item>
        <text:list-item>
          <text:p text:style-name="P46">Inserimento molteplicità 1</text:p>
        </text:list-item>
        <text:list-item>
          <text:p text:style-name="P46">Inserimento nome segnale: “<text:span text:style-name="T34">not</text:span>_<text:span text:style-name="T34">busy</text:span>”</text:p>
        </text:list-item>
        <text:list-item>
          <text:p text:style-name="P51">Collegamento <text:span text:style-name="T38">della porta di output dell’operatore Source con la porta di input dell’operatore NOTLogico</text:span></text:p>
        </text:list-item>
        <text:list-item>
          <text:p text:style-name="P55">Collegamento della porta di output dell’operatore NOTLogico con <text:span text:style-name="T48">la</text:span> porta di input dell’operatore Sink</text:p>
        </text:list-item>
        <text:list-item>
          <text:p text:style-name="P35"><text:span text:style-name="T40">Verifica correttezza selezionando</text:span> <text:span text:style-name="T39">dal menu “Verifica Correttezza”</text:span></text:p>
        </text:list-item>
      </text:list>
      <text:p text:style-name="P62">Output atteso:</text:p>
      <text:p text:style-name="P27"><text:span text:style-name="T13">Il sistema mostra un messaggio atto a notificare la correttezza della regola: “</text:span><text:span text:style-name="T26">Molteplicita errata</text:span><text:span text:style-name="T13">”</text:span></text:p>
      <text:p text:style-name="P21"><text:soft-page-break/></text:p>
      <text:p text:style-name="P12"/>
      <text:p text:style-name="P7"><text:span text:style-name="T5"><text:tab/></text:span><text:span text:style-name="T9">Note</text:span><text:span text:style-name="T11">:</text:span></text:p>
      <text:p text:style-name="P17"><text:tab/><text:span text:style-name="T12">R</text:span>ispetto al UC<text:span text:style-name="T29">25</text:span> riportato nel SRS sono state effettuate le seguenti modifiche (come già e<text:tab/>videnziato nelle note delle fasi precedenti):</text:p>
      <text:list xml:id="list7367244843237346887" text:style-name="L9">
        <text:list-item>
          <text:p text:style-name="P57">Non è considerato sensato effettuare una verifica di correttezza su un foglio di lavoro vuoto, un tentativo di effettuare ciò ritornerà un messaggio di errore ancor prima di effettuare le verifiche <text:span text:style-name="T31">necessarie</text:span></text:p>
        </text:list-item>
      </text:list>
      <text:p text:style-name="P16"><text:tab/></text:p>
      <text:p text:style-name="P22">Per effettuare il Test 4 <text:span text:style-name="T50">si è</text:span> voluto isolare l’output desiderato dal test, <text:span text:style-name="T51">si è posto dunque il problema di collegare tutte le porte presenti</text:span>. Per fare questo l’unico modo possibile è quello di effettuare una ricorsione, che come spiegato nell’SDD è una cosa da noi non controllata (non vi sono operatori che possono “sostituire una Sink, con solo porte di ingresso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0:39:42.175726873</dc:date>
    <meta:editing-duration>PT1H54M15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4" meta:paragraph-count="93" meta:word-count="705" meta:character-count="5093" meta:non-whitespace-character-count="4516"/>
  </office:meta>
</office:document-meta>
</file>